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DejaVu Sans Condensed" fo:font-size="12pt" officeooo:rsid="00148c7a" officeooo:paragraph-rsid="0031aec0" style:font-size-asian="12pt" style:font-size-complex="12pt"/>
    </style:style>
    <style:style style:name="P5" style:family="paragraph" style:parent-style-name="Standard" style:list-style-name="L10">
      <style:text-properties style:font-name="DejaVu Sans Condensed" fo:font-size="12pt" officeooo:rsid="00148c7a" officeooo:paragraph-rsid="0030ff86" style:font-size-asian="12pt" style:font-size-complex="12pt"/>
    </style:style>
    <style:style style:name="P6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9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13">
      <style:text-properties style:font-name="DejaVu Sans Condensed" fo:font-size="12pt" officeooo:rsid="0019c0cd" officeooo:paragraph-rsid="002dd7cb" style:font-size-asian="12pt" style:font-size-complex="12pt"/>
    </style:style>
    <style:style style:name="P11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3" style:family="paragraph" style:parent-style-name="Standard" style:list-style-name="L10">
      <style:text-properties style:font-name="DejaVu Sans Condensed" fo:font-size="12pt" officeooo:paragraph-rsid="0030ff86" style:font-size-asian="12pt" style:font-size-complex="12pt"/>
    </style:style>
    <style:style style:name="P14" style:family="paragraph" style:parent-style-name="Standard" style:list-style-name="L10">
      <style:text-properties style:font-name="DejaVu Sans Condensed" fo:font-size="12pt" officeooo:paragraph-rsid="002c0f03" style:font-size-asian="12pt" style:font-size-complex="12pt"/>
    </style:style>
    <style:style style:name="P15" style:family="paragraph" style:parent-style-name="Standard" style:list-style-name="L11">
      <style:text-properties style:font-name="DejaVu Sans Condensed" fo:font-size="12pt" officeooo:rsid="0032d1ab" officeooo:paragraph-rsid="0032d1ab" style:font-size-asian="12pt" style:font-size-complex="12pt"/>
    </style:style>
    <style:style style:name="P16" style:family="paragraph" style:parent-style-name="Standard" style:list-style-name="L3">
      <style:text-properties officeooo:paragraph-rsid="00116df3"/>
    </style:style>
    <style:style style:name="P17" style:family="paragraph" style:parent-style-name="Standard" style:list-style-name="L4">
      <style:text-properties officeooo:paragraph-rsid="00116df3"/>
    </style:style>
    <style:style style:name="P18" style:family="paragraph" style:parent-style-name="Standard" style:list-style-name="L5">
      <style:text-properties officeooo:paragraph-rsid="00116df3"/>
    </style:style>
    <style:style style:name="P19" style:family="paragraph" style:parent-style-name="Standard" style:list-style-name="L7">
      <style:text-properties officeooo:paragraph-rsid="00116df3"/>
    </style:style>
    <style:style style:name="P20" style:family="paragraph" style:parent-style-name="Standard" style:list-style-name="L8">
      <style:text-properties officeooo:paragraph-rsid="00116df3"/>
    </style:style>
    <style:style style:name="P21" style:family="paragraph" style:parent-style-name="Standard" style:list-style-name="L12">
      <style:text-properties officeooo:paragraph-rsid="00116df3"/>
    </style:style>
    <style:style style:name="P22" style:family="paragraph" style:parent-style-name="Standard">
      <style:paragraph-properties fo:text-align="start" style:justify-single-word="false"/>
      <style:text-properties officeooo:paragraph-rsid="0034fd82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4fd82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4fd82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934ce" style:font-size-asian="12pt" style:font-size-complex="12pt"/>
    </style:style>
    <style:style style:name="T9" style:family="text">
      <style:text-properties style:font-name="DejaVu Sans Condensed" fo:font-size="12pt" officeooo:rsid="002a1e5d" style:font-size-asian="12pt" style:font-size-complex="12pt"/>
    </style:style>
    <style:style style:name="T10" style:family="text">
      <style:text-properties style:font-name="DejaVu Sans Condensed" fo:font-size="12pt" officeooo:rsid="002be5bb" style:font-size-asian="12pt" style:font-size-complex="12pt"/>
    </style:style>
    <style:style style:name="T11" style:family="text">
      <style:text-properties style:font-name="DejaVu Sans Condensed" fo:font-size="12pt" officeooo:rsid="002fb6a7" style:font-size-asian="12pt" style:font-size-complex="12pt"/>
    </style:style>
    <style:style style:name="T12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8" style:family="text">
      <style:text-properties officeooo:rsid="00216278"/>
    </style:style>
    <style:style style:name="T19" style:family="text">
      <style:text-properties officeooo:rsid="00221931"/>
    </style:style>
    <style:style style:name="T20" style:family="text">
      <style:text-properties officeooo:rsid="002934ce"/>
    </style:style>
    <style:style style:name="T21" style:family="text">
      <style:text-properties officeooo:rsid="002c9484"/>
    </style:style>
    <style:style style:name="T22" style:family="text">
      <style:text-properties officeooo:rsid="002e137f"/>
    </style:style>
    <style:style style:name="T23" style:family="text">
      <style:text-properties officeooo:rsid="002ebae0"/>
    </style:style>
    <style:style style:name="T24" style:family="text">
      <style:text-properties officeooo:rsid="00305d24"/>
    </style:style>
    <style:style style:name="T25" style:family="text">
      <style:text-properties officeooo:rsid="0022f360"/>
    </style:style>
    <style:style style:name="T26" style:family="text">
      <style:text-properties officeooo:rsid="0032d1ab"/>
    </style:style>
    <style:style style:name="T2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27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2">1</text:span><text:span text:style-name="T17">0</text:span><text:span text:style-name="T12">3</text:span><text:span text:style-name="T13"> - </text:span><text:span text:style-name="T14">Controls - </text:span><text:span text:style-name="T15">Throttle </text:span><text:span text:style-name="T16">Base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text:style-name="L1">
        <text:list-item>
          <text:p text:style-name="P4"><text:span text:style-name="T20">Turn: </text:span><text:span text:style-name="T25">Fuel Quantity Selector knob</text:span></text:p>
        </text:list-item>
      </text:list>
      <text:p text:style-name="P1">Flaps lever</text:p>
      <text:list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6"><text:span text:style-name="T7">F: </text:span><text:span text:style-name="T8">--</text:span></text:p>
        </text:list-item>
      </text:list>
      <text:p text:style-name="P1">T2 switch</text:p>
      <text:list text:style-name="L4">
        <text:list-item>
          <text:p text:style-name="P17"><text:span text:style-name="T7">F: </text:span><text:span text:style-name="T8">--</text:span></text:p>
        </text:list-item>
      </text:list>
      <text:p text:style-name="P1">T3 switch</text:p>
      <text:list text:style-name="L5">
        <text:list-item>
          <text:p text:style-name="P18"><text:span text:style-name="T6">F: </text:span><text:span text:style-name="T8">--</text:span></text:p>
        </text:list-item>
      </text:list>
      <text:p text:style-name="P1">T4 switch</text:p>
      <text:list text:style-name="L6">
        <text:list-item>
          <text:p text:style-name="P8">F: <text:span text:style-name="T20">--</text:span></text:p>
        </text:list-item>
      </text:list>
      <text:p text:style-name="P1">Lighted Buttons</text:p>
      <text:list text:style-name="L7">
        <text:list-item>
          <text:p text:style-name="P19"><text:span text:style-name="T6">B1</text:span><text:span text:style-name="T7">: </text:span><text:span text:style-name="T8">--<text:tab/></text:span><text:span text:style-name="T7"><text:tab/></text:span><text:span text:style-name="T11"><text:tab/></text:span><text:span text:style-name="T6">B2: </text:span><text:span text:style-name="T9">Master Arm ARM</text:span><text:span text:style-name="T8"><text:tab/></text:span><text:span text:style-name="T6"><text:tab/>B3:</text:span><text:span text:style-name="T8"> </text:span><text:span text:style-name="T9">Gun PAC </text:span><text:span text:style-name="T10">switch up</text:span></text:p>
        </text:list-item>
      </text:list>
      <text:list text:style-name="L8">
        <text:list-item>
          <text:p text:style-name="P20"><text:span text:style-name="T6">B4: </text:span><text:span text:style-name="T8">--<text:tab/></text:span><text:span text:style-name="T6"><text:tab/></text:span><text:span text:style-name="T11"><text:tab/></text:span><text:span text:style-name="T6">B5: </text:span><text:span text:style-name="T9">Master Arm SAFE</text:span><text:span text:style-name="T8"><text:tab/></text:span><text:span text:style-name="T6"><text:tab/>B6: </text:span><text:span text:style-name="T9">Gun PAC </text:span><text:span text:style-name="T10">switch down</text:span></text:p>
        </text:list-item>
      </text:list>
      <text:p text:style-name="P1">T5 switch -- <text:span text:style-name="T18">Landing </text:span>Gear</text:p>
      <text:list text:style-name="L9">
        <text:list-item>
          <text:p text:style-name="P12"><text:span text:style-name="T2">U/D: </text:span><text:span text:style-name="T19">Landing </text:span><text:span text:style-name="T2">Gear up/down</text:span></text:p>
        </text:list-item>
      </text:list>
      <text:p text:style-name="P1">T6 switch -- Flaps</text:p>
      <text:list text:style-name="L10">
        <text:list-item>
          <text:p text:style-name="P13"><text:span text:style-name="T2">U</text:span><text:span text:style-name="T24">: Flaps switch up one notch</text:span></text:p>
        </text:list-item>
        <text:list-item>
          <text:p text:style-name="P5">D: Flaps switch down one notch</text:p>
        </text:list-item>
        <text:list-item>
          <text:p text:style-name="P14"><text:span text:style-name="T21">S-U/S-D: Air Refuel </text:span><text:span text:style-name="T22">C</text:span><text:span text:style-name="T21">ontrol toggle</text:span><text:span text:style-name="T22"> (opens/closes AAR slipway with lever next to left knee)</text:span></text:p>
        </text:list-item>
      </text:list>
      <text:p text:style-name="P1">T7 switch -- Canopy</text:p>
      <text:list text:style-name="L11">
        <text:list-item>
          <text:p text:style-name="P6">U: Canopy up/down<text:span text:style-name="T26"> toggle</text:span></text:p>
        </text:list-item>
        <text:list-item>
          <text:p text:style-name="P15">D: --</text:p>
        </text:list-item>
      </text:list>
      <text:p text:style-name="P1">E1 dial -- <text:span text:style-name="T1">Kneeboard</text:span></text:p>
      <text:list text:style-name="L12">
        <text:list-item>
          <text:p text:style-name="P9">P: Kneeboard toggle</text:p>
        </text:list-item>
        <text:list-item>
          <text:p text:style-name="P21"><text:span text:style-name="T5">L/R</text:span><text:span text:style-name="T6">: Flip pages</text:span></text:p>
        </text:list-item>
      </text:list>
      <text:list text:style-name="L13">
        <text:list-item>
          <text:p text:style-name="P10">S-Rotate: RWR volume up/down<text:span text:style-name="T23"> (CMSC AUD Increase/Decrease)</text:span></text:p>
        </text:list-item>
      </text:list>
      <text:p text:style-name="P1">E2 dial -- <text:span text:style-name="T1">NVGs</text:span></text:p>
      <text:list text:style-name="L14">
        <text:list-item>
          <text:p text:style-name="P11">P: Toggle NVGs on/off</text:p>
        </text:list-item>
        <text:list-item>
          <text:p text:style-name="P11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8T22:16:57.013000000</dc:date>
    <meta:editing-duration>PT3H19M10S</meta:editing-duration>
    <meta:editing-cycles>31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0" meta:word-count="181" meta:character-count="873" meta:non-whitespace-character-count="743"/>
  </office:meta>
</office:document-meta>
</file>